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8FF6_3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8, FF 6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M. Jastrow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Y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Envelope]</text:p>
      <text:p text:style-name="P3">M. Jastrow./</text:p>
      <text:p text:style-name="P3">925 North Eighth Street./</text:p>
      <text:p text:style-name="P3">PHILADELPHIA./</text:p>
      <text:p text:style-name="P2">[Hebrew]/</text:p>
      <text:p text:style-name="P2">D Kohn Esq/</text:p>
      <text:p text:style-name="P2">[Hebrew]/</text:p>
      <text:p text:style-name="P2"/>
      <text:p text:style-name="P3">[Page 2]</text:p>
      <text:p text:style-name="P2">Rev. S. Morais/</text:p>
      <text:p text:style-name="P3">Dear Friend! <text:s/>You will confer a great favor/ upon me, if you would be ready to take/ my place to-morrow at the funeral/ of late Mr Wolf, at the house of Mr/ D. Kohn on Wallace Str, in case of/ bad weather, or any prevention on/ acc'nt of my health./</text:p>
      <text:p text:style-name="P3">Should I be able to officiate/ myself, I shall save you the/ trouble; if no carriage comes/ before you until <text:soft-page-break/>6 o'cl to-morrow/ morning, you will know that I/ officiate myself./ <text:s/>Yours/ M Jastrow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17T13:00:59.10</meta:creation-date>
    <meta:document-statistic meta:table-count="0" meta:image-count="0" meta:object-count="0" meta:page-count="3" meta:paragraph-count="71" meta:word-count="262" meta:character-count="1793"/>
    <dc:date>2012-01-17T13:14:02.58</dc:date>
    <dc:creator>Penn Libraries</dc:creator>
    <meta:editing-duration>PT00H13M03S</meta:editing-duration>
    <meta:editing-cycles>1</meta:editing-cycles>
    <meta:generator>OpenOffice.org/3.2$Win32 OpenOffice.org_project/320m12$Build-9483</meta:generator>
  </office:meta>
</office:document-meta>
</file>